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62cm" svg:height="5.027cm" svg:x="1.222cm" svg:y="1.345cm">
          <text:p text:style-name="P1">U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96cm" svg:height="5.027cm" svg:x="30.15cm" svg:y="1.345cm">
          <text:p text:style-name="P1">U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467cm" svg:height="18.851cm" svg:x="1.222cm" svg:y="6.614cm">
          <text:p text:style-name="P1">U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912cm" svg:height="18.851cm" svg:x="9.986cm" svg:y="6.614cm">
          <text:p text:style-name="P1">U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96cm" svg:height="18.799cm" svg:x="30.15cm" svg:y="6.614cm">
          <text:p text:style-name="P1">U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367cm" svg:height="2.763cm" svg:x="1.279cm" svg:y="25.709cm">
          <text:p text:style-name="P1">U13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9.217cm" svg:height="5.027cm" svg:x="31.529cm" svg:y="1.345cm">
          <text:p text:style-name="P1">U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21cm" svg:height="5.027cm" svg:x="1.25cm" svg:y="1.345cm">
          <text:p text:style-name="P1">U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349cm" svg:height="5.027cm" svg:x="10.892cm" svg:y="1.345cm">
          <text:p text:style-name="P1">U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33cm" svg:height="5.027cm" svg:x="21.519cm" svg:y="1.345cm">
          <text:p text:style-name="P1">U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21cm" svg:height="8.789cm" svg:x="1.25cm" svg:y="6.645cm">
          <text:p text:style-name="P1">U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21cm" svg:height="9.743cm" svg:x="1.25cm" svg:y="15.745cm">
          <text:p text:style-name="P1">U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367cm" svg:height="2.763cm" svg:x="1.279cm" svg:y="25.709cm">
          <text:p text:style-name="P1">U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89cm" svg:height="18.843cm" svg:x="10.95cm" svg:y="6.645cm">
          <text:p text:style-name="P1">U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172cm" svg:height="18.887cm" svg:x="31.574cm" svg:y="6.645cm">
          <text:p text:style-name="P1">U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15cm" svg:height="18.843cm" svg:x="17.95cm" svg:y="6.645cm">
          <text:p text:style-name="P1">U12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9.217cm" svg:height="5.027cm" svg:x="31.528cm" svg:y="1.345cm">
          <text:p text:style-name="P1">U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421cm" svg:height="5.027cm" svg:x="1.249cm" svg:y="1.345cm">
          <text:p text:style-name="P1">U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349cm" svg:height="5.027cm" svg:x="10.891cm" svg:y="1.345cm">
          <text:p text:style-name="P1">U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33cm" svg:height="5.027cm" svg:x="21.518cm" svg:y="1.345cm">
          <text:p text:style-name="P1">U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367cm" svg:height="2.763cm" svg:x="1.278cm" svg:y="25.709cm">
          <text:p text:style-name="P1">U1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367cm" svg:height="18.785cm" svg:x="1.278cm" svg:y="6.615cm">
          <text:p text:style-name="P1">U14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2" draw:layer="Layout" svg:width="9.217cm" svg:height="5.027cm" svg:x="31.528cm" svg:y="1.345cm">
          <text:p text:style-name="P2">U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1cm" svg:height="5.027cm" svg:x="1.249cm" svg:y="1.345cm">
          <text:p text:style-name="P2">U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349cm" svg:height="5.027cm" svg:x="10.891cm" svg:y="1.345cm">
          <text:p text:style-name="P2">U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833cm" svg:height="5.027cm" svg:x="21.518cm" svg:y="1.345cm">
          <text:p text:style-name="P2">U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9.367cm" svg:height="2.763cm" svg:x="1.278cm" svg:y="25.709cm">
          <text:p text:style-name="P2">U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977cm" svg:height="18.785cm" svg:x="1.278cm" svg:y="6.615cm">
          <text:p text:style-name="P2">U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.227cm" svg:height="18.785cm" svg:x="21.475cm" svg:y="6.615cm">
          <text:p text:style-name="P2">U16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08:22:08.273186364</meta:creation-date>
    <dc:date>2017-12-04T21:30:22.732095975</dc:date>
    <meta:editing-duration>PT11M26S</meta:editing-duration>
    <meta:editing-cycles>6</meta:editing-cycles>
    <meta:generator>LibreOffice/4.2.8.2$Linux_X86_64 LibreOffice_project/420m0$Build-2</meta:generator>
    <meta:document-statistic meta:object-count="29"/>
  </office:meta>
</office:document-meta>
</file>